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dobe Caslon Pro" svg:font-family="'Adobe Caslon Pro'"/>
    <style:font-face style:name="FreeSans1" svg:font-family="FreeSans" style:font-family-generic="swiss"/>
    <style:font-face style:name="Adobe Caslon Pro1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paragraph-rsid="01be64e7"/>
    </style:style>
    <style:style style:name="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62749" officeooo:paragraph-rsid="00162749" style:font-size-asian="7pt" style:font-weight-asian="bold" style:font-size-complex="8pt" style:font-weight-complex="bold"/>
    </style:style>
    <style:style style:name="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1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dobe Caslon Pro1" fo:font-size="13pt" style:text-underline-style="none" fo:font-weight="normal" officeooo:rsid="0017b579" officeooo:paragraph-rsid="0017b579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0e64539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0e8d212" style:font-size-asian="11.3500003814697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dobe Caslon Pro1" fo:font-size="13pt" fo:font-style="italic" style:text-underline-style="none" fo:font-weight="normal" officeooo:rsid="019c50d5" officeooo:paragraph-rsid="019c50d5" style:font-size-asian="11.3500003814697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64539" style:font-size-asian="2.59999990463257pt" style:font-style-asian="normal" style:font-weight-asian="bold" style:font-size-complex="3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8d212" style:font-size-asian="2.59999990463257pt" style:font-style-asian="normal" style:font-weight-asian="bold" style:font-size-complex="3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cce9c" style:font-size-asian="2.59999990463257pt" style:font-style-asian="normal" style:font-weight-asian="bold" style:font-size-complex="3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0dc07" style:font-size-asian="2.59999990463257pt" style:font-style-asian="normal" style:font-weight-asian="bold" style:font-size-complex="3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4d99f" style:font-size-asian="2.59999990463257pt" style:font-style-asian="normal" style:font-weight-asian="bold" style:font-size-complex="3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8a120" style:font-size-asian="2.59999990463257pt" style:font-style-asian="normal" style:font-weight-asian="bold" style:font-size-complex="3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e1aeb3" style:font-size-asian="2.59999990463257pt" style:font-style-asian="normal" style:font-weight-asian="bold" style:font-size-complex="3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2a7c7" style:font-size-asian="3pt" style:font-style-asian="normal" style:font-weight-asian="bold" style:font-size-complex="3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4d99f" style:font-size-asian="3pt" style:font-style-asian="normal" style:font-weight-asian="bold" style:font-size-complex="3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8a120" style:font-size-asian="3pt" style:font-style-asian="normal" style:font-weight-asian="bold" style:font-size-complex="3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d9a3ac" style:font-size-asian="3pt" style:font-style-asian="normal" style:font-weight-asian="bold" style:font-size-complex="3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df3608" style:font-size-asian="3pt" style:font-style-asian="normal" style:font-weight-asian="bold" style:font-size-complex="3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e3347a" style:font-size-asian="3pt" style:font-style-asian="normal" style:font-weight-asian="bold" style:font-size-complex="3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e4c89a" style:font-size-asian="3pt" style:font-style-asian="normal" style:font-weight-asian="bold" style:font-size-complex="3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dobe Caslon Pro1" fo:font-size="2pt" style:text-underline-style="none" fo:font-weight="normal" officeooo:rsid="0017b579" officeooo:paragraph-rsid="0017b579" style:font-size-asian="1.75pt" style:font-weight-asian="normal" style:font-size-complex="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d384e" officeooo:paragraph-rsid="01d32ed9" style:font-size-asian="1.75pt" style:font-style-asian="normal" style:font-weight-asian="normal" style:font-size-complex="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6e31b" officeooo:paragraph-rsid="01c8a120" style:font-size-asian="1.75pt" style:font-style-asian="normal" style:font-weight-asian="normal" style:font-size-complex="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b453b" officeooo:paragraph-rsid="01cb453b" style:font-size-asian="1.75pt" style:font-style-asian="normal" style:font-weight-asian="normal" style:font-size-complex="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d8a499" style:font-size-asian="1.75pt" style:font-style-asian="normal" style:font-weight-asian="normal" style:font-size-complex="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df3608" style:font-size-asian="1.75pt" style:font-style-asian="normal" style:font-weight-asian="normal" style:font-size-complex="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e00277" officeooo:paragraph-rsid="01e00277" style:font-size-asian="1.75pt" style:font-style-asian="normal" style:font-weight-asian="normal" style:font-size-complex="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2a7c7" officeooo:paragraph-rsid="01c2a7c7" style:font-size-asian="2pt" style:font-style-asian="normal" style:font-weight-asian="normal" style:font-size-complex="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2a7c7" officeooo:paragraph-rsid="01c8a120" style:font-size-asian="2pt" style:font-style-asian="normal" style:font-weight-asian="normal" style:font-size-complex="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4d99f" officeooo:paragraph-rsid="01c6e31b" style:font-size-asian="2pt" style:font-style-asian="normal" style:font-weight-asian="normal" style:font-size-complex="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4d99f" officeooo:paragraph-rsid="01c8a120" style:font-size-asian="2pt" style:font-style-asian="normal" style:font-weight-asian="normal" style:font-size-complex="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4d99f" officeooo:paragraph-rsid="01c4d99f" style:font-size-asian="2pt" style:font-style-asian="normal" style:font-weight-asian="bold" style:font-size-complex="2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8a120" officeooo:paragraph-rsid="01c8a120" style:font-size-asian="1.75pt" style:font-style-asian="normal" style:font-weight-asian="bold" style:font-size-complex="2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8a120" officeooo:paragraph-rsid="01cb453b" style:font-size-asian="1.75pt" style:font-style-asian="normal" style:font-weight-asian="bold" style:font-size-complex="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dd5c00" officeooo:paragraph-rsid="01dd5c00" style:font-size-asian="1.75pt" style:font-style-asian="normal" style:font-weight-asian="bold" style:font-size-complex="2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solid" style:text-underline-width="auto" style:text-underline-color="font-color" fo:font-weight="bold" officeooo:rsid="00e64539" officeooo:paragraph-rsid="00e8d212" style:font-size-asian="1.75pt" style:font-style-asian="normal" style:font-weight-asian="bold" style:font-size-complex="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d384e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d384e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dobe Caslon Pro1" fo:font-size="11pt" fo:font-style="normal" style:text-underline-style="none" fo:font-weight="normal" officeooo:rsid="00ed384e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e00277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e4c89a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dobe Caslon Pro1" fo:font-size="11pt" fo:font-style="normal" style:text-underline-style="none" fo:font-weight="normal" officeooo:rsid="0168efda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c6e31b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c8a120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b453b" officeooo:paragraph-rsid="01cb453b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32ed9" officeooo:paragraph-rsid="01d5cd39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668e0" officeooo:paragraph-rsid="01d668e0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8a499" officeooo:paragraph-rsid="01d8a499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2a7c7" officeooo:paragraph-rsid="01c2a7c7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8a120" officeooo:paragraph-rsid="01c8a120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0e5d0" officeooo:paragraph-rsid="01d9a3ac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ead9d" officeooo:paragraph-rsid="01df3608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1aeb3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dfcbf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39670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b453b" officeooo:paragraph-rsid="01cb453b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4d99f" officeooo:paragraph-rsid="01c4d99f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d5c00" officeooo:paragraph-rsid="01dd5c00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f3608" officeooo:paragraph-rsid="01df3608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00277" officeooo:paragraph-rsid="01e00277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0e64539" officeooo:paragraph-rsid="01c0dc07" style:font-size-asian="9.60000038146973pt" style:font-style-asian="normal" style:font-weight-asian="bold" style:font-size-complex="11pt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0e64539" officeooo:paragraph-rsid="01e1aeb3" style:font-size-asian="9.60000038146973pt" style:font-style-asian="normal" style:font-weight-asian="bold" style:font-size-complex="11pt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1c2a7c7" officeooo:paragraph-rsid="01c2a7c7" style:font-size-asian="9.60000038146973pt" style:font-style-asian="normal" style:font-weight-asian="bold" style:font-size-complex="11pt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1c8a120" officeooo:paragraph-rsid="01c8a120" style:font-size-asian="11pt" style:font-style-asian="normal" style:font-weight-asian="bold" style:font-size-complex="11pt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c4d99f" officeooo:paragraph-rsid="01c4d99f" style:font-size-asian="9.60000038146973pt" style:font-style-asian="italic" style:font-weight-asian="bold" style:font-size-complex="11pt" style:font-style-complex="italic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c8a120" officeooo:paragraph-rsid="01c8a120" style:font-size-asian="9.60000038146973pt" style:font-style-asian="italic" style:font-weight-asian="bold" style:font-size-complex="11pt" style:font-style-complex="italic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d9a3ac" officeooo:paragraph-rsid="01d9a3ac" style:font-size-asian="9.60000038146973pt" style:font-style-asian="italic" style:font-weight-asian="bold" style:font-size-complex="11pt" style:font-style-complex="italic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df3608" officeooo:paragraph-rsid="01df3608" style:font-size-asian="9.60000038146973pt" style:font-style-asian="italic" style:font-weight-asian="bold" style:font-size-complex="11pt" style:font-style-complex="italic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39670" officeooo:paragraph-rsid="01e39670" style:font-size-asian="9.60000038146973pt" style:font-style-asian="italic" style:font-weight-asian="bold" style:font-size-complex="11pt" style:font-style-complex="italic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4c89a" officeooo:paragraph-rsid="01e4c89a" style:font-size-asian="9.60000038146973pt" style:font-style-asian="italic" style:font-weight-asian="bold" style:font-size-complex="11pt" style:font-style-complex="italic" style:font-weight-complex="bold"/>
    </style:style>
    <style:style style:name="P76" style:family="paragraph" style:parent-style-name="Standard">
      <style:paragraph-properties fo:text-align="center" style:justify-single-word="false"/>
      <style:text-properties style:font-name="Adobe Caslon Pro1" fo:font-size="15pt" style:text-underline-style="solid" style:text-underline-width="auto" style:text-underline-color="font-color" fo:font-weight="normal" officeooo:rsid="00e4d8bf" officeooo:paragraph-rsid="0017b579" style:font-size-asian="13.1000003814697pt" style:font-weight-asian="normal" style:font-size-complex="15pt" style:font-weight-complex="normal"/>
    </style:style>
    <style:style style:name="P77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39670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4c89a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4c89a" officeooo:paragraph-rsid="01e4c89a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7de23" officeooo:paragraph-rsid="01e7de23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d384e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f165ac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f3e1cb" style:font-size-asian="9.60000038146973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3e1cb" officeooo:paragraph-rsid="01f3e1cb" style:font-size-asian="9.60000038146973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47da3" officeooo:paragraph-rsid="01f47da3" style:font-size-asian="9.60000038146973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5981e" officeooo:paragraph-rsid="01f5981e" style:font-size-asian="9.60000038146973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c4525" officeooo:paragraph-rsid="01ef66c0" style:font-size-asian="9.60000038146973pt" style:font-style-asian="italic" style:font-weight-asian="bold" style:font-size-complex="11pt" style:font-style-complex="italic" style:font-weight-complex="bold"/>
    </style:style>
    <style:style style:name="P88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f66c0" officeooo:paragraph-rsid="01ef66c0" style:font-size-asian="9.60000038146973pt" style:font-style-asian="italic" style:font-weight-asian="bold" style:font-size-complex="11pt" style:font-style-complex="italic" style:font-weight-complex="bold"/>
    </style:style>
    <style:style style:name="P89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f165ac" officeooo:paragraph-rsid="01f165ac" style:font-size-asian="9.60000038146973pt" style:font-style-asian="italic" style:font-weight-asian="bold" style:font-size-complex="11pt" style:font-style-complex="italic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e3347a" style:font-size-asian="1.75pt" style:font-style-asian="normal" style:font-weight-asian="normal" style:font-size-complex="2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e00277" officeooo:paragraph-rsid="01e00277" style:font-size-asian="1.75pt" style:font-style-asian="normal" style:font-weight-asian="normal" style:font-size-complex="2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d384e" officeooo:paragraph-rsid="01c0dc07" style:font-size-asian="1.75pt" style:font-style-asian="normal" style:font-weight-asian="normal" style:font-size-complex="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6e31b" officeooo:paragraph-rsid="01f3e1cb" style:font-size-asian="1.75pt" style:font-style-asian="normal" style:font-weight-asian="normal" style:font-size-complex="2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3e1cb" officeooo:paragraph-rsid="01f3e1cb" style:font-size-asian="1.75pt" style:font-style-asian="normal" style:font-weight-asian="normal" style:font-size-complex="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47da3" officeooo:paragraph-rsid="01f47da3" style:font-size-asian="1.75pt" style:font-style-asian="normal" style:font-weight-asian="normal" style:font-size-complex="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5981e" officeooo:paragraph-rsid="01f5981e" style:font-size-asian="1.75pt" style:font-style-asian="normal" style:font-weight-asian="normal" style:font-size-complex="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c4525" officeooo:paragraph-rsid="01ef66c0" style:font-size-asian="1.75pt" style:font-style-asian="italic" style:font-weight-asian="bold" style:font-size-complex="2pt" style:font-style-complex="italic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f66c0" officeooo:paragraph-rsid="01ef66c0" style:font-size-asian="1.75pt" style:font-style-asian="italic" style:font-weight-asian="bold" style:font-size-complex="2pt" style:font-style-complex="italic" style:font-weight-complex="bold"/>
    </style:style>
    <style:style style:name="P99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f165ac" officeooo:paragraph-rsid="01f165ac" style:font-size-asian="1.75pt" style:font-style-asian="italic" style:font-weight-asian="bold" style:font-size-complex="2pt" style:font-style-complex="italic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c4525" officeooo:paragraph-rsid="01ef66c0" style:font-size-asian="2pt" style:font-style-asian="italic" style:font-weight-asian="bold" style:font-size-complex="2pt" style:font-style-complex="italic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style:font-name="Adobe Caslon Pro1" fo:font-style="normal" fo:font-weight="normal" officeooo:paragraph-rsid="01e4c89a"/>
    </style:style>
    <style:style style:name="P102" style:family="paragraph" style:parent-style-name="Standard">
      <style:paragraph-properties fo:text-align="justify" style:justify-single-word="false" fo:break-before="page"/>
      <style:text-properties style:font-name="Adobe Caslon Pro1" fo:font-size="11pt" fo:font-style="italic" style:text-underline-style="none" fo:font-weight="bold" officeooo:rsid="01f5981e" officeooo:paragraph-rsid="01f5981e" style:font-size-asian="9.60000038146973pt" style:font-style-asian="italic" style:font-weight-asian="bold" style:font-size-complex="11pt" style:font-style-complex="italic" style:font-weight-complex="bold"/>
    </style:style>
    <style:style style:name="T1" style:family="text">
      <style:text-properties officeooo:rsid="0015f224" style:font-size-asian="7pt" style:font-weight-asian="bold" style:font-size-complex="8pt" style:font-weight-complex="bold"/>
    </style:style>
    <style:style style:name="T2" style:family="text">
      <style:text-properties fo:font-weight="normal" officeooo:rsid="0015f224" style:font-size-asian="7pt" style:font-weight-asian="normal" style:font-size-complex="8pt" style:font-weight-complex="normal"/>
    </style:style>
    <style:style style:name="T3" style:family="text">
      <style:text-properties fo:font-weight="normal" officeooo:rsid="00162749" style:font-size-asian="7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be64e7" style:font-weight-asian="normal" style:font-weight-complex="normal"/>
    </style:style>
    <style:style style:name="T6" style:family="text">
      <style:text-properties fo:font-weight="normal" officeooo:rsid="019c50d5" style:font-weight-asian="normal" style:font-weight-complex="normal"/>
    </style:style>
    <style:style style:name="T7" style:family="text">
      <style:text-properties fo:font-weight="normal" officeooo:rsid="01cb453b" style:font-weight-asian="normal" style:font-weight-complex="normal"/>
    </style:style>
    <style:style style:name="T8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1c0dc07" style:font-style-asian="italic" style:font-weight-asian="normal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1d5cd39" style:font-style-asian="italic" style:font-style-complex="italic"/>
    </style:style>
    <style:style style:name="T13" style:family="text">
      <style:text-properties fo:font-style="italic" officeooo:rsid="01ec4525" style:font-style-asian="italic" style:font-style-complex="italic"/>
    </style:style>
    <style:style style:name="T14" style:family="text">
      <style:text-properties fo:font-style="italic" officeooo:rsid="01f3e1cb" style:font-style-asian="italic" style:font-style-complex="italic"/>
    </style:style>
    <style:style style:name="T15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T16" style:family="text">
      <style:text-properties fo:font-variant="normal" fo:text-transform="none" fo:color="#000000" fo:letter-spacing="normal" fo:language="it" fo:country="IT" officeooo:rsid="01be64e7"/>
    </style:style>
    <style:style style:name="T17" style:family="text">
      <style:text-properties fo:font-variant="normal" fo:text-transform="none" fo:color="#000000" fo:letter-spacing="normal" fo:language="it" fo:country="IT" officeooo:rsid="01cfe5a2"/>
    </style:style>
    <style:style style:name="T18" style:family="text">
      <style:text-properties fo:font-variant="normal" fo:text-transform="none" style:use-window-font-color="true" fo:font-size="11pt" fo:letter-spacing="normal" style:text-underline-style="none" officeooo:rsid="01e4c89a" style:font-size-asian="9.60000038146973pt" style:font-style-asian="normal" style:font-weight-asian="normal" style:font-size-complex="11pt" style:font-style-complex="normal" style:font-weight-complex="normal"/>
    </style:style>
    <style:style style:name="T19" style:family="text">
      <style:text-properties officeooo:rsid="01be64e7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font-size="6pt" officeooo:rsid="00e337d4" style:font-size-asian="6pt" style:font-size-complex="6pt"/>
    </style:style>
    <style:style style:name="T22" style:family="text">
      <style:text-properties fo:font-size="6pt" officeooo:rsid="01be64e7" style:font-size-asian="6pt" style:font-size-complex="6pt"/>
    </style:style>
    <style:style style:name="T23" style:family="text">
      <style:text-properties officeooo:rsid="00e8d212"/>
    </style:style>
    <style:style style:name="T24" style:family="text">
      <style:text-properties officeooo:rsid="0115c4f1"/>
    </style:style>
    <style:style style:name="T25" style:family="text">
      <style:text-properties officeooo:rsid="0168efda"/>
    </style:style>
    <style:style style:name="T26" style:family="text">
      <style:text-properties fo:font-size="13pt" style:text-underline-style="solid" style:text-underline-width="auto" style:text-underline-color="font-color" fo:font-weight="bold" officeooo:rsid="00e64539" style:font-size-asian="11.3500003814697pt" style:font-weight-asian="bold" style:font-size-complex="13pt" style:font-weight-complex="bold"/>
    </style:style>
    <style:style style:name="T27" style:family="text">
      <style:text-properties fo:font-size="13pt" style:text-underline-style="solid" style:text-underline-width="auto" style:text-underline-color="font-color" fo:font-weight="bold" officeooo:rsid="01e1aeb3" style:font-size-asian="11.3500003814697pt" style:font-weight-asian="bold" style:font-size-complex="13pt" style:font-weight-complex="bold"/>
    </style:style>
    <style:style style:name="T28" style:family="text">
      <style:text-properties fo:font-size="13pt" style:text-underline-style="solid" style:text-underline-width="auto" style:text-underline-color="font-color" officeooo:rsid="00e64539" style:font-size-asian="11.3500003814697pt" style:font-size-complex="13pt"/>
    </style:style>
    <style:style style:name="T29" style:family="text">
      <style:text-properties fo:font-size="13pt" fo:font-style="italic" style:text-underline-style="solid" style:text-underline-width="auto" style:text-underline-color="font-color" officeooo:rsid="01c0dc07" style:font-size-asian="11.3500003814697pt" style:font-style-asian="italic" style:font-size-complex="13pt" style:font-style-complex="italic"/>
    </style:style>
    <style:style style:name="T30" style:family="text">
      <style:text-properties fo:font-size="13pt" fo:font-style="italic" style:text-underline-style="solid" style:text-underline-width="auto" style:text-underline-color="font-color" officeooo:rsid="01e1aeb3" style:font-size-asian="11.3500003814697pt" style:font-style-asian="italic" style:font-size-complex="13pt" style:font-style-complex="italic"/>
    </style:style>
    <style:style style:name="T31" style:family="text">
      <style:text-properties fo:font-size="11pt" fo:font-weight="normal" style:font-size-asian="11pt" style:font-weight-asian="normal" style:font-size-complex="11pt" style:font-weight-complex="normal"/>
    </style:style>
    <style:style style:name="T32" style:family="text">
      <style:text-properties fo:font-size="11pt" fo:font-weight="normal" officeooo:rsid="01cb453b" style:font-size-asian="11pt" style:font-weight-asian="normal" style:font-size-complex="11pt" style:font-weight-complex="normal"/>
    </style:style>
    <style:style style:name="T33" style:family="text">
      <style:text-properties fo:font-size="11pt" style:text-underline-style="none" officeooo:rsid="01e4c89a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size="11pt" style:text-underline-style="none" officeooo:rsid="01e39670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size="11pt" style:text-underline-style="none" officeooo:rsid="01e7de23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officeooo:rsid="01c8a120"/>
    </style:style>
    <style:style style:name="T37" style:family="text">
      <style:text-properties officeooo:rsid="01cc3156"/>
    </style:style>
    <style:style style:name="T38" style:family="text">
      <style:text-properties officeooo:rsid="01d5cd39"/>
    </style:style>
    <style:style style:name="T39" style:family="text">
      <style:text-properties officeooo:rsid="01df3608"/>
    </style:style>
    <style:style style:name="T40" style:family="text">
      <style:text-properties officeooo:rsid="01e00277"/>
    </style:style>
    <style:style style:name="T41" style:family="text">
      <style:text-properties officeooo:rsid="01e1aeb3"/>
    </style:style>
    <style:style style:name="T42" style:family="text">
      <style:text-properties style:font-name="Adobe Caslon Pro"/>
    </style:style>
    <style:style style:name="T43" style:family="text">
      <style:text-properties officeooo:rsid="01e4c89a"/>
    </style:style>
    <style:style style:name="T44" style:family="text">
      <style:text-properties officeooo:rsid="01e68ff4"/>
    </style:style>
    <style:style style:name="T45" style:family="text">
      <style:text-properties officeooo:rsid="01e80936"/>
    </style:style>
    <style:style style:name="T46" style:family="text">
      <style:text-properties officeooo:rsid="01ea5fb2"/>
    </style:style>
    <style:style style:name="T47" style:family="text">
      <style:text-properties officeooo:rsid="01ec4525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1ef66c0" style:font-style-asian="normal" style:font-weight-asian="normal" style:font-style-complex="normal" style:font-weight-complex="normal"/>
    </style:style>
    <style:style style:name="T50" style:family="text">
      <style:text-properties style:font-name="Adobe Caslon Pro" fo:font-size="6pt" officeooo:rsid="01ef66c0" style:font-size-asian="6pt" style:font-size-complex="6pt"/>
    </style:style>
    <style:style style:name="T51" style:family="text">
      <style:text-properties officeooo:rsid="01f3e1c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RELAZIONE SULL'ATTIVITÀ DI ANALISI NUMERICA E FISICA</text:p>
      <text:p text:style-name="P25"/>
      <text:p text:style-name="P10">(<text:span text:style-name="T16">Modellizzazione di un Oscillatore Armonico Smorzato Forzato; </text:span><text:span text:style-name="T17">M</text:span><text:span text:style-name="T16">etodo di Eulero-Cromer</text:span>)</text:p>
      <text:p text:style-name="P5"/>
      <text:p text:style-name="P5"/>
      <text:p text:style-name="P6">Sezione I <text:span text:style-name="T4">– </text:span><text:span text:style-name="T9">Abstract e introduzione </text:span><text:span text:style-name="T10">del problema affrontato</text:span></text:p>
      <text:p text:style-name="P11"/>
      <text:p text:style-name="P70">Perché questo documento?</text:p>
      <text:p text:style-name="P18"><text:s/></text:p>
      <text:p text:style-name="P68"><text:span text:style-name="T6">L</text:span><text:span text:style-name="T4">a presente relazione si pone l'obiettivo di documentare il processo di risoluzione – attraverso tecniche numeriche e computazionali – di un problema relativo all'ambito della fisica classica.</text:span></text:p>
      <text:p text:style-name="P32"><text:s/></text:p>
      <text:p text:style-name="P54">L'analisi compiuta descriverà le scelte compiute in fase di comprensione del problema, sviluppo e implementazione di uno strumento software opportuno, e quelle di ottimizzazione e analisi dei dati prodotti.</text:p>
      <text:p text:style-name="P15"/>
      <text:p text:style-name="P15"/>
      <text:p text:style-name="P70">Il Problema</text:p>
      <text:p text:style-name="P19"><text:s/></text:p>
      <text:p text:style-name="P62">Studiare il moto di un pendolo fisico (costituito da un filo inestensibile di massa trascurabile, una estremità del quale è fissata nello spazio e all'altra è collegata una massa puntiforme) soggetto alla forza di gravità terrestre, smorzato e forzato, che obbedisca alla seguente equazione del moto:</text:p>
      <text:p text:style-name="P36"><text:s/></text:p>
      <text:p text:style-name="P62"><draw:frame draw:style-name="fr1" draw:name="Oggetto1" text:anchor-type="as-char" svg:y="-0.683cm" svg:width="6.486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4"><text:s/></text:p>
      <text:p text:style-name="P48">In cui:</text:p>
      <text:p text:style-name="P48"><draw:frame draw:style-name="fr1" draw:name="Oggetto2" text:anchor-type="as-char" svg:y="-0.377cm" svg:width="0.349cm" svg:height="0.46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rappresenta il tempo;</text:p>
      <text:p text:style-name="P48"><draw:frame draw:style-name="fr1" draw:name="Oggetto3" text:anchor-type="as-char" svg:y="-0.386cm" svg:width="0.923cm" svg:height="0.5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rappresenta <text:span text:style-name="T36">l'angolo rispetto alla posizione di equilibrio in cui si trova pendolo</text:span>;</text:p>
      <text:p text:style-name="P49"><draw:frame draw:style-name="fr1" draw:name="Oggetto4" text:anchor-type="as-char" svg:y="-0.377cm" svg:width="2.05cm" svg:height="0.46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36">sono dei coefficienti di valore dato.</text:span></text:p>
      <text:p text:style-name="P35"><text:s/></text:p>
      <text:p text:style-name="P49">In <text:span text:style-name="T36">particolare, sono forniti i seguenti valori</text:span>:</text:p>
      <text:p text:style-name="P49"><draw:frame draw:style-name="fr1" draw:name="Oggetto5" text:anchor-type="as-char" svg:y="-0.377cm" svg:width="1.342cm" svg:height="0.46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9"><draw:frame draw:style-name="fr1" draw:name="Oggetto6" text:anchor-type="as-char" svg:y="-0.377cm" svg:width="1.572cm" svg:height="0.46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9"><draw:frame draw:style-name="fr1" draw:name="Oggetto7" text:anchor-type="as-char" svg:y="-0.377cm" svg:width="1.755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9"><draw:frame draw:style-name="fr1" draw:name="Oggetto8" text:anchor-type="as-char" svg:y="-0.377cm" svg:width="1.662cm" svg:height="0.46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6"/>
      <text:p text:style-name="P16"/>
      <text:p text:style-name="P71">L'algoritmo di Eulero-Cromer</text:p>
      <text:p text:style-name="P20"><text:s/></text:p>
      <text:p text:style-name="P69"><text:span text:style-name="T4">Per la risoluzione del problema, inoltre, è fatta esplicita richiesta di utilizzare l'algoritmo numerico per l'integrazione delle equazioni del moto di </text:span><text:span text:style-name="T9">Eulero-Cromer</text:span><text:span text:style-name="T4"> (noto anche come </text:span><text:span text:style-name="T9">Metodo di Eulero semi-implicito</text:span><text:span text:style-name="T4">).</text:span></text:p>
      <text:p text:style-name="P33"><text:s/></text:p>
      <text:p text:style-name="P55">Pertanto, chiamando d'ora in avanti (per le proprietà della cinematica rotazionale):</text:p>
      <text:p text:style-name="P37"/>
      <text:p text:style-name="P69"><text:span text:style-name="T4"><draw:frame draw:style-name="fr1" draw:name="Oggetto9" text:anchor-type="as-char" svg:y="-0.683cm" svg:width="1.808cm" svg:height="1.124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<text:tab/>accelerazione angolare</text:span></text:p>
      <text:p text:style-name="P69"><text:span text:style-name="T4"><draw:frame draw:style-name="fr1" draw:name="Oggetto10" text:anchor-type="as-char" svg:y="-0.623cm" svg:width="1.7cm" svg:height="1.00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<text:tab/></text:span><text:span text:style-name="T7">velocità</text:span><text:span text:style-name="T4"> angolare</text:span></text:p>
      <text:p text:style-name="P38"><text:span text:style-name="T4"><draw:frame draw:style-name="fr1" draw:name="Oggetto11" text:anchor-type="as-char" svg:y="-0.305cm" svg:width="0.423cm" svg:height="0.332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1"><text:tab/><text:tab/></text:span><text:span text:style-name="T32">posizione angolare</text:span></text:p>
      <text:p text:style-name="P27"/>
      <text:p text:style-name="P61">E scelto un timestep (passo temporale, cioè un intervallo di tempo sufficientemente piccolo) <text:span text:style-name="T36"><draw:frame draw:style-name="fr1" draw:name="Oggetto12" text:anchor-type="as-char" svg:y="-0.377cm" svg:width="0.568cm" svg:height="0.469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6">, </text:span>l'algoritmo utilizzato prevede di definire, ad ogni iterazione, la velocità angolare e la posizione angolare del pendolo come segue:</text:p>
      <text:p text:style-name="P28"/>
      <text:p text:style-name="P50"><draw:frame draw:style-name="fr1" draw:name="Oggetto13" text:anchor-type="as-char" svg:y="-0.377cm" svg:width="2.579cm" svg:height="0.533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span text:style-name="T37">per il tempo</text:span></text:p>
      <text:p text:style-name="P50"><draw:frame draw:style-name="fr1" draw:name="Oggetto14" text:anchor-type="as-char" svg:y="-0.377cm" svg:width="3.343cm" svg:height="0.533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span text:style-name="T37">per la velocità angolare</text:span></text:p>
      <text:p text:style-name="P50"><draw:frame draw:style-name="fr1" draw:name="Oggetto15" text:anchor-type="as-char" svg:y="-0.377cm" svg:width="3.501cm" svg:height="0.533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span text:style-name="T37">per la posizione angolare</text:span></text:p>
      <text:p text:style-name="P40"/>
      <text:p text:style-name="P40"/>
      <text:p text:style-name="P59">Tra tutti i vari algoritmi di integrazione delle equazioni del moto, quello di <text:span text:style-name="T11">Eulero-Cromer</text:span> offre una semplice implementazione, una elevata velocità di esecuzione (vista la scarsa complessità computazionale) e una precisione migliore rispetto all'algoritmo di <text:span text:style-name="T11">Eulero</text:span> standard.</text:p>
      <text:p text:style-name="P59"><text:soft-page-break/><text:span text:style-name="T26">Sezione I</text:span><text:span text:style-name="T27">I</text:span><text:span text:style-name="T26"> </text:span><text:span text:style-name="T28">– </text:span><text:span text:style-name="T30">Strumenti utilizzati</text:span></text:p>
      <text:p text:style-name="P17"/>
      <text:p text:style-name="P60">Di seguito è riportata la lista degli strumenti Hardware e Software utilizzati per le fasi di sviluppo e analisi dei dati. Lo scopo è quello di fornire ulteriori dettagli sul processo seguito e rendere replicabile l'esperienza.</text:p>
      <text:p text:style-name="P17"/>
      <text:p text:style-name="P74">Piattaforma Hardware</text:p>
      <text:p text:style-name="P23"><text:s/></text:p>
      <text:list xml:id="list3244242370194972426" text:style-name="L1">
        <text:list-item>
          <text:p text:style-name="P77">Processore (clock/cores/virtual cores): <text:tab/><text:tab/>1.6<text:span text:style-name="T42">~</text:span>2.8 GHz / 4 cores / 8 v. cores</text:p>
        </text:list-item>
        <text:list-item>
          <text:p text:style-name="P77">Processore (cache; L1/L2/L3): <text:tab/><text:tab/><text:tab/><text:span text:style-name="T45">32 KB</text:span> / <text:span text:style-name="T45">256 KB</text:span> / 6 MB</text:p>
        </text:list-item>
        <text:list-item>
          <text:p text:style-name="P77">RAM (dimensione/bus width/canali): <text:tab/><text:tab/>8 GB / <text:span text:style-name="T46">8674</text:span> <text:span text:style-name="T45">MBps</text:span> / 4 + 4 dual channel</text:p>
        </text:list-item>
      </text:list>
      <text:p text:style-name="P90"/>
      <text:p text:style-name="P75">Piattaforma Software</text:p>
      <text:p text:style-name="P24"><text:s/></text:p>
      <text:list xml:id="list3402633153523" text:continue-numbering="true" text:style-name="L1">
        <text:list-item>
          <text:p text:style-name="P79">Sistema Operativo<text:tab/><text:tab/><text:tab/><text:tab/>Ubuntu 14.04 LTS</text:p>
        </text:list-item>
        <text:list-item>
          <text:p text:style-name="P78"><text:span text:style-name="T43">Linguaggio di programmazione</text:span>: <text:tab/><text:tab/><text:span text:style-name="T43">Fortran, 1995 revision (*.f95)</text:span></text:p>
        </text:list-item>
        <text:list-item>
          <text:p text:style-name="P101"><text:span text:style-name="T35">Code editor</text:span><text:span text:style-name="T34">: <text:tab/><text:tab/><text:tab/><text:tab/><text:tab/></text:span><text:span text:style-name="T33">Gedit v. 3.10.4 / Atom v. </text:span><text:span text:style-name="T18">0.209.0</text:span></text:p>
        </text:list-item>
        <text:list-item>
          <text:p text:style-name="P78"><text:span text:style-name="T43">Elaboratore grafico</text:span>: <text:tab/><text:tab/><text:tab/><text:tab/><text:span text:style-name="T43">GNUPLOT v. 4.6</text:span></text:p>
        </text:list-item>
        <text:list-item>
          <text:p text:style-name="P79">Gestione delle versioni: <text:tab/><text:tab/><text:tab/><text:tab/><text:span text:style-name="T44">SmartGit/Hg v. 6.5.8 / github.com</text:span></text:p>
        </text:list-item>
        <text:list-item>
          <text:p text:style-name="P80">Editor testuale (relazione):<text:tab/><text:tab/><text:tab/>LibreOffice Writer v. 4.2.8.2 + TeXMaths v. 0.39</text:p>
        </text:list-item>
      </text:list>
      <text:p text:style-name="P46"/>
      <text:p text:style-name="P67"/>
      <text:p text:style-name="P8">Sezione I<text:span text:style-name="T23">II</text:span> <text:span text:style-name="T4">– </text:span><text:span text:style-name="T10">Algorithm design e strategie di implementazione</text:span></text:p>
      <text:p text:style-name="P12"/>
      <text:p text:style-name="P72">Stile di implementazione</text:p>
      <text:p text:style-name="P21"><text:s/></text:p>
      <text:p text:style-name="P56">Per lo sviluppo di un software efficace – per l'integrazione delle equazioni del moto e la risoluzione del problema proposto – è stato preferito un approccio tale da garantire la massima semplicità (eventualmente, anche di modifica e adattamento del codice) e velocità di esecuzione.</text:p>
      <text:p text:style-name="P26"/>
      <text:p text:style-name="P51">Sulla base del software già precedentemente realizzato per modellizzare il moto del pendolo fisico semplice – utilizzando l'algoritmo di integrazione di Verlet – (reperibile all'indirizzo: <text:a xlink:type="simple" xlink:href="http://bit.ly/harm-verlet"><text:span text:style-name="T38">http://bit.ly/harm-verlet</text:span></text:a>), <text:span text:style-name="T38">ne</text:span> <text:span text:style-name="T38">è stata <text:s/>preservata la struttura di base, evitando l'utilizzo (in tale caso, non giustificato) di strutture complesse come </text:span><text:span text:style-name="T12">classi</text:span><text:span text:style-name="T38">, </text:span><text:span text:style-name="T12">funzioni </text:span><text:span text:style-name="T38">o </text:span><text:span text:style-name="T12">subroutines</text:span><text:span text:style-name="T38">, </text:span><text:span text:style-name="T12">tipi dati derivati</text:span><text:span text:style-name="T38"> e </text:span><text:span text:style-name="T12">moduli</text:span><text:span text:style-name="T38">, sebbene essi potessero rappresentare una possibile – e più complessa – alternativa.</text:span></text:p>
      <text:p text:style-name="P52">Ugualmente, nella scrittura del codice, è stata preferita una più immediata comprensione di quanto viene svolto dal software, anche a scapito della compattezza.</text:p>
      <text:p text:style-name="P53">Il codice è reperibile all'indirizzo: <text:a xlink:type="simple" xlink:href="http://bit.ly/harm-drv">http://bit.ly/harm-drv</text:a>.</text:p>
      <text:p text:style-name="P29"/>
      <text:p text:style-name="P72">Esecuzione e utilizzo</text:p>
      <text:p text:style-name="P21"><text:s/></text:p>
      <text:p text:style-name="P63">Eseguito il programma, sono richiesti all'utente la durata del passo temporale da utilizzare (valore positivo), il numero di passi per cui le equazioni del moto devono essere integrate (valore naturale – cioè intero positivo), la posizione angolare e la velocità angolare iniziali.</text:p>
      <text:p text:style-name="P64">Per garantire la corretta esecuzione del software è richiesto il rispetto delle condizioni <text:span text:style-name="T40">im</text:span>poste sui valori in input; pertanto il software implementa opportuni cicli <text:span text:style-name="T11">do while</text:span> per riproporre la richiesta finché non è soddisfatta con un input corretto.</text:p>
      <text:p text:style-name="P39"/>
      <text:p text:style-name="P57">Quindi, il software <text:span text:style-name="T39">effettuerà i calcoli necessari (saranno approfonditi nel seguito)</text:span> <text:span text:style-name="T39">e </text:span>creerà nella medesima directory in cui è eseguito <text:span text:style-name="T39">tre files contenenti – al termine del processo computazionale – i dati prodotti dall'integrazione numerica delle equazioni del moto e dai calcoli supplementari implementati.</text:span></text:p>
      <text:p text:style-name="P30"/>
      <text:p text:style-name="P73">Files e dati</text:p>
      <text:p text:style-name="P22"><text:s/></text:p>
      <text:p text:style-name="P65">Il file <text:span text:style-name="T11">motion.dat</text:span> presenta cinque colonne di dati, contenenti (nell'ordine): il numero di iterazioni compiute, il tempo trascorso dall'inizio del moto, la posizione angolare, la velocità angolare e l'accelerazione angolare corrispondenti.</text:p>
      <text:p text:style-name="P31"/>
      <text:p text:style-name="P65">Il file <text:span text:style-name="T11">energy.dat</text:span> presenta cinque colonne di dati, contenenti (nell'ordine): il numero di iterazioni compiute, il tempo trascorso dall'inizio del moto, l'energia cinetica, potenziale e meccanica totale – corrispondenti – possedute dal pendolo.</text:p>
      <text:p text:style-name="P31"><text:soft-page-break/></text:p>
      <text:p text:style-name="P65">Il file <text:span text:style-name="T11">traject.dat</text:span> presenta quattro colonne di dati, contenenti (nell'ordine): il numero di iterazioni compiute, il tempo trascorso dall'inizio del moto e le due coordinate spaziali del pendolo sul piano passante <text:span text:style-name="T41">per la sua traiettoria (che appartiene tutta al medesimo piano).</text:span></text:p>
      <text:p text:style-name="P31"/>
      <text:p text:style-name="P58">Si noti che nei due ultimi file, si è considerato il centro del sistema di riferimento sul piano del moto (avente coordinate <text:span text:style-name="T11">(0,0)</text:span>) la posizione di equilibrio del pendolo, quando non sollecitato da forze di alcun tipo all'infuori di quella gravitazionale. Pertanto in corrispondenza della coordinata <text:span text:style-name="T11">(x,0)</text:span> è fissata la quota <text:span text:style-name="T11">h = 0</text:span> per l'energia potenziale gravitazionale.</text:p>
      <text:p text:style-name="P45"/>
      <text:p text:style-name="P66"/>
      <text:p text:style-name="P42"><text:span text:style-name="T26">Sezione I</text:span><text:span text:style-name="T27">V</text:span><text:span text:style-name="T26"> </text:span><text:span text:style-name="T28">– </text:span><text:span text:style-name="T29">Fine tuning e ottimizzazione</text:span></text:p>
      <text:p text:style-name="P13"/>
      <text:p text:style-name="P41"><text:span text:style-name="T47">Per garantire il funzionamento ottimale del software e suggerire all'utente finale come ottenere questo risultato è stato necessario procedere alla determinazione del </text:span><text:span text:style-name="T13">timestep</text:span><text:span text:style-name="T47"> ottimale per l'esecuzione del processo computazionale.</text:span></text:p>
      <text:p text:style-name="P92"/>
      <text:p text:style-name="P87"><text:span text:style-name="T48">Un efficace metodo non automatizzato (è questo il caso trattato) per la determinazione del </text:span><text:span text:style-name="T4">timestep</text:span><text:span text:style-name="T48"> ottimale, consiste nel valutare il bilancio energetico del sistema in condizioni di conservatività: il passo temporale ottimale è quello – minore fra tutti – che garantisce la conservazione dell'energia meccanica totale del sistema entro una oscillazione ragionevole rispetto al valor medio dell'energia stessa </text:span><text:span text:style-name="T49">(per ottenere una stima cautelativa, è stato scelto come riferimento – in questa sede – il valore minimo di energia nell'oscillazione)</text:span><text:span text:style-name="T48">.</text:span></text:p>
      <text:p text:style-name="P100"/>
      <text:p text:style-name="P87">Assunti di base e determinazione di parametri</text:p>
      <text:p text:style-name="P97"/>
      <text:p text:style-name="P87"><text:span text:style-name="T48">Prima di procedere, è </text:span><text:span text:style-name="T49">però </text:span><text:span text:style-name="T48">necessario specificare le assunzioni di base che sono state considerate per il processo di ottimizzazione e </text:span><text:span text:style-name="T4">fine tuning</text:span><text:span text:style-name="T48"> – riguardo al fenomeno fisico analizzato.</text:span></text:p>
      <text:p text:style-name="P97"/>
      <text:p text:style-name="P88"><text:span text:style-name="T48">La massa del corpo oscillante – per prima cosa –, sebbene il moto del corpo stesso non sia influenzato dalla sua massa (essendo indipendenti da essa l'accelerazione di gravità, quella prodotta dalla forzante esterna e quella legata allo smorzamento – cioè tutte le forze, e di conseguenza le accelerazioni, agenti sul corpo) non era specificata tra le caratteristiche del problema. Stesso discorso – tuttavia con una notevole ricaduta sul moto finale del corpo – vale per posizione angolare e velocità iniziali.</text:span></text:p>
      <text:p text:style-name="P98"/>
      <text:p text:style-name="P89"><text:span text:style-name="T48">Per massa, posizione angolare iniziale e velocità angolare iniziale sono stati considerati questi valori:</text:span></text:p>
      <text:p text:style-name="P99"><text:span text:style-name="T48"/></text:p>
      <text:p text:style-name="P82"><draw:frame draw:style-name="fr1" draw:name="Oggetto17" text:anchor-type="as-char" svg:y="-0.377cm" svg:width="1.334cm" svg:height="0.469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span text:style-name="T51">massa; tale assunzione vale anche nel seguito</text:span></text:p>
      <text:p text:style-name="P82"><draw:frame draw:style-name="fr1" draw:name="Oggetto18" text:anchor-type="as-char" svg:y="-0.377cm" svg:width="3.179cm" svg:height="0.533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<text:span text:style-name="T51">posizione angolare iniziale; tale assunzione vale solo nella fase di </text:span><text:span text:style-name="T14">tuning</text:span></text:p>
      <text:p text:style-name="P83"><draw:frame draw:style-name="fr1" draw:name="Oggetto19" text:anchor-type="as-char" svg:y="-0.377cm" svg:width="2.092cm" svg:height="0.533cm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<text:span text:style-name="T51">velocità angolare iniziale; tale assunzione vale solo nella fase di </text:span><text:span text:style-name="T14">tuning</text:span></text:p>
      <text:p text:style-name="P93"/>
      <text:p text:style-name="P84">Inoltre, per rendere il sistema conservativo, è stato posto (solo in tale fase di ottimizzazione):</text:p>
      <text:p text:style-name="P93"/>
      <text:p text:style-name="P83"><draw:frame draw:style-name="fr1" draw:name="Oggetto20" text:anchor-type="as-char" svg:y="-0.377cm" svg:width="1.254cm" svg:height="0.469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83"><draw:frame draw:style-name="fr1" draw:name="Oggetto16" text:anchor-type="as-char" svg:y="-0.377cm" svg:width="1.231cm" svg:height="0.469cm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3"/>
      <text:p text:style-name="P84">Annullando così il termine di smorzamento e quello della forzante esterna.</text:p>
      <text:p text:style-name="P94"/>
      <text:p text:style-name="P84">Per la determinazione della lunghezza del filo che sorregge il pendolo – non fornita direttamente, ma facilmente ricavabile – si è fatto ricorso all'equazione del moto del pendolo sotto il solo effetto della forza di gravità:</text:p>
      <text:p text:style-name="P94"/>
      <text:p text:style-name="P84"><draw:frame draw:style-name="fr1" draw:name="Oggetto21" text:anchor-type="as-char" svg:y="-0.683cm" svg:width="3.196cm" svg:height="1.124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94"/>
      <text:p text:style-name="P94"/>
      <text:p text:style-name="P85">Da cui segue che:</text:p>
      <text:p text:style-name="P95"/>
      <text:p text:style-name="P85"><draw:frame draw:style-name="fr1" draw:name="Oggetto22" text:anchor-type="as-char" svg:y="-0.623cm" svg:width="2.32cm" svg:height="1.064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nel nostro caso.</text:p>
      <text:p text:style-name="P102">Processo di ottimizzazione trial-and-error</text:p>
      <text:p text:style-name="P96"/>
      <text:p text:style-name="P86">hghg</text:p>
      <text:p text:style-name="P82"><text:span text:style-name="T48"/></text:p>
      <text:p text:style-name="P66"/>
      <text:p text:style-name="P7">Sezione <text:span text:style-name="T41">V</text:span> <text:span text:style-name="T4">– </text:span><text:span text:style-name="T10">Analisi e discussione dei dati prodotti</text:span></text:p>
      <text:p text:style-name="P14"/>
      <text:p text:style-name="P41">La strumentazione …</text:p>
      <text:p text:style-name="P44"/>
      <text:p text:style-name="P66"/>
      <text:p text:style-name="P9">Sezione <text:span text:style-name="T25">VI</text:span> <text:span text:style-name="T4">– </text:span><text:span text:style-name="T10">Commenti e Conclusioni</text:span></text:p>
      <text:p text:style-name="P13"/>
      <text:p text:style-name="P47">A seguito ...</text:p>
      <text:p text:style-name="P44"/>
      <text:p text:style-name="P66"/>
      <text:p text:style-name="P7">Sezione <text:span text:style-name="T24">VII</text:span> <text:span text:style-name="T4">– </text:span><text:span text:style-name="T10">Materiale Iconografico</text:span></text:p>
      <text:p text:style-name="P14"/>
      <text:p text:style-name="P41">La strumentazione …</text:p>
      <text:p text:style-name="P44"/>
      <text:p text:style-name="P66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dobe Caslon Pro" svg:font-family="'Adobe Caslon Pro'"/>
    <style:font-face style:name="FreeSans1" svg:font-family="FreeSans" style:font-family-generic="swiss"/>
    <style:font-face style:name="Adobe Caslon Pro1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paragraph-rsid="01be64e7"/>
    </style:style>
    <style:style style:name="M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M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62749" officeooo:paragraph-rsid="00162749" style:font-size-asian="7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1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MT1" style:family="text">
      <style:text-properties officeooo:rsid="0015f224" style:font-size-asian="7pt" style:font-weight-asian="bold" style:font-size-complex="8pt" style:font-weight-complex="bold"/>
    </style:style>
    <style:style style:name="MT2" style:family="text">
      <style:text-properties fo:font-weight="normal" officeooo:rsid="0015f224" style:font-size-asian="7pt" style:font-weight-asian="normal" style:font-size-complex="8pt" style:font-weight-complex="normal"/>
    </style:style>
    <style:style style:name="MT3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MT4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weight="normal" officeooo:rsid="00162749" style:font-size-asian="7pt" style:font-weight-asian="normal" style:font-size-complex="8pt" style:font-weight-complex="normal"/>
    </style:style>
    <style:style style:name="MT6" style:family="text">
      <style:text-properties officeooo:rsid="01be64e7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fo:font-weight="normal" officeooo:rsid="01be64e7" style:font-weight-asian="normal" style:font-weight-complex="normal"/>
    </style:style>
    <style:style style:name="MT9" style:family="text">
      <style:text-properties fo:font-size="6pt" style:font-size-asian="6pt" style:font-size-complex="6pt"/>
    </style:style>
    <style:style style:name="MT10" style:family="text">
      <style:text-properties fo:font-size="6pt" officeooo:rsid="00e337d4" style:font-size-asian="6pt" style:font-size-complex="6pt"/>
    </style:style>
    <style:style style:name="MT11" style:family="text">
      <style:text-properties fo:font-size="6pt" officeooo:rsid="01be64e7" style:font-size-asian="6pt" style:font-size-complex="6pt"/>
    </style:style>
    <style:style style:name="MT12" style:family="text">
      <style:text-properties style:font-name="Adobe Caslon Pro" fo:font-size="6pt" officeooo:rsid="01ef66c0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06pt solid #000000" fo:padding="0.049cm" style:shadow="none"/>
      </style:header-style>
      <style:footer-style>
        <style:header-footer-properties fo:min-height="0cm" fo:margin-left="0cm" fo:margin-right="0cm" fo:margin-top="0.499cm" fo:border="0.06pt solid #000000" fo:padding="0.049cm" style:shadow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OME:<text:tab/></text:span><text:span text:style-name="MT2">Emanuele Ballarin </text:span><text:span text:style-name="MT3">[matricola: </text:span><text:span text:style-name="MT4">SM2000544</text:span><text:span text:style-name="MT3">]</text:span><text:span text:style-name="MT2"> </text:span><text:span text:style-name="MT5">(C.d.L. in Fisica)</text:span></text:p>
        <text:p text:style-name="MP2"><text:s/></text:p>
        <text:p text:style-name="MP3">DAT<text:span text:style-name="MT6">E</text:span> <text:span text:style-name="MT6">D'ESAME</text:span>:<text:span text:style-name="MT7"><text:tab/></text:span><text:span text:style-name="MT8">15/06/2015 – 23/06/2015 (prova pratica)</text:span></text:p>
      </style:header>
      <style:footer>
        <text:p text:style-name="MP4"><text:span text:style-name="MT9">Emanuele Ballarin – </text:span><text:span text:style-name="MT10">Relazione sull</text:span><text:span text:style-name="MT9">'</text:span><text:span text:style-name="MT11">Attività di Analisi Numerica e Fisica (Corso di Laboratorio di Calcolo)</text:span><text:span text:style-name="MT9"> – </text:span><text:span text:style-name="MT11">15</text:span><text:span text:style-name="MT12">~</text:span><text:span text:style-name="MT11">23/06/2015</text:span><text:tab/><text:tab/>Pagina 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e Ballarin</meta:initial-creator>
    <meta:creation-date>2015-03-13T19:56:16.366306199</meta:creation-date>
    <dc:date>2015-06-18T00:34:01.925579807</dc:date>
    <dc:creator>Emanuele Ballarin</dc:creator>
    <meta:editing-duration>P1DT9H53M53S</meta:editing-duration>
    <meta:editing-cycles>268</meta:editing-cycles>
    <meta:generator>LibreOffice/4.2.8.2$Linux_X86_64 LibreOffice_project/420m0$Build-2</meta:generator>
    <meta:document-statistic meta:table-count="0" meta:image-count="0" meta:object-count="22" meta:page-count="4" meta:paragraph-count="100" meta:word-count="1251" meta:character-count="8795" meta:non-whitespace-character-count="7537"/>
  </office:meta>
</office:document-meta>
</file>

<file path=Object 1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row>
        <mtext/>
        <mo stretchy="false">−</mo>
        <msup>
          <mi>A</mi>
          <mn>2</mn>
        </msup>
      </mrow>
      <mi>sin</mi>
      <mi mathvariant="normal">θ</mi>
      <mtext/>
      <mrow>
        <mtext/>
        <mo stretchy="false">−</mo>
        <mtext/>
      </mrow>
      <mtext/>
      <mi>a</mi>
      <mtext/>
      <mfrac>
        <mrow>
          <mi>d</mi>
          <mi mathvariant="normal">θ</mi>
        </mrow>
        <mi mathvariant="italic">dt</mi>
      </mfrac>
      <mtext/>
      <mrow>
        <mtext/>
        <mo stretchy="false">+</mo>
        <mtext/>
      </mrow>
      <mtext/>
      <mi>f</mi>
      <mi>cos</mi>
      <mi mathvariant="italic">wt</mi>
    </mrow>
    <annotation encoding="StarMath 5.0">{{d^2 %theta} over {dt^2}} """" = """" -A^2 sin%theta """" - """" a""{{d %theta} over {dt}} """" + """" f cos wt</annotation>
  </semantics>
</math>
</file>

<file path=Object 10/content.xml><?xml version="1.0" encoding="utf-8"?>
<math xmlns="http://www.w3.org/1998/Math/MathML" display="block">
  <semantics>
    <mrow>
      <mfrac>
        <mrow>
          <mi>d</mi>
          <mi mathvariant="normal">θ</mi>
        </mrow>
        <mi mathvariant="italic">dt</mi>
      </mfrac>
      <mtext/>
      <mrow>
        <mtext/>
        <mo stretchy="false">=</mo>
        <mtext/>
      </mrow>
      <mtext/>
      <mi mathvariant="normal">ω</mi>
    </mrow>
    <annotation encoding="StarMath 5.0">{{d %theta} over {dt}} """" = """" %omega</annotation>
  </semantics>
</math>
</file>

<file path=Object 11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2/content.xml><?xml version="1.0" encoding="utf-8"?>
<math xmlns="http://www.w3.org/1998/Math/MathML" display="block">
  <semantics>
    <mi mathvariant="italic">dt</mi>
    <annotation encoding="StarMath 5.0">dt</annotation>
  </semantics>
</math>
</file>

<file path=Object 13/content.xml><?xml version="1.0" encoding="utf-8"?>
<math xmlns="http://www.w3.org/1998/Math/MathML" display="block">
  <semantics>
    <mrow>
      <msub>
        <mi>t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>t</mi>
        <mi>n</mi>
      </msub>
      <mtext/>
      <mrow>
        <mtext/>
        <mo stretchy="false">+</mo>
        <mtext/>
      </mrow>
      <mtext/>
      <mi mathvariant="italic">dt</mi>
    </mrow>
    <annotation encoding="StarMath 5.0">t_{n+1} """" = """" t_n """" + """" dt</annotation>
  </semantics>
</math>
</file>

<file path=Object 14/content.xml><?xml version="1.0" encoding="utf-8"?>
<math xmlns="http://www.w3.org/1998/Math/MathML" display="block">
  <semantics>
    <mrow>
      <msub>
        <mi mathvariant="normal">ω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ω</mi>
        <mi>n</mi>
      </msub>
      <mtext/>
      <mrow>
        <mtext/>
        <mo stretchy="false">+</mo>
        <mtext/>
      </mrow>
      <mtext/>
      <msub>
        <mi mathvariant="normal">α</mi>
        <mi>n</mi>
      </msub>
      <mi mathvariant="italic">dt</mi>
    </mrow>
    <annotation encoding="StarMath 5.0">%omega_{n+1} """" = """" %omega_n """" + """" %alpha_n dt</annotation>
  </semantics>
</math>
</file>

<file path=Object 15/content.xml><?xml version="1.0" encoding="utf-8"?>
<math xmlns="http://www.w3.org/1998/Math/MathML" display="block">
  <semantics>
    <mrow>
      <msub>
        <mi mathvariant="normal">θ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θ</mi>
        <mi>n</mi>
      </msub>
      <mtext/>
      <mrow>
        <mtext/>
        <mo stretchy="false">+</mo>
        <mtext/>
      </mrow>
      <mtext/>
      <msub>
        <mi mathvariant="normal">ω</mi>
        <mrow>
          <mi>n</mi>
          <mo stretchy="false">+</mo>
          <mn>1</mn>
        </mrow>
      </msub>
      <mi mathvariant="italic">dt</mi>
    </mrow>
    <annotation encoding="StarMath 5.0">%theta_{n+1} """" = """" %theta_n """" + """" %omega_{n+1} dt</annotation>
  </semantics>
</math>
</file>

<file path=Object 16/content.xml><?xml version="1.0" encoding="utf-8"?>
<math xmlns="http://www.w3.org/1998/Math/MathML" display="block">
  <semantics>
    <mrow>
      <mi>f</mi>
      <mtext/>
      <mrow>
        <mtext/>
        <mo stretchy="false">=</mo>
        <mtext/>
      </mrow>
      <mtext/>
      <mn>0</mn>
    </mrow>
    <annotation encoding="StarMath 5.0">f """" = """" 0</annotation>
  </semantics>
</math>
</file>

<file path=Object 17/content.xml><?xml version="1.0" encoding="utf-8"?>
<math xmlns="http://www.w3.org/1998/Math/MathML" display="block">
  <semantics>
    <mrow>
      <mi>m</mi>
      <mtext/>
      <mrow>
        <mtext/>
        <mo stretchy="false">=</mo>
        <mtext/>
      </mrow>
      <mtext/>
      <mn>1</mn>
    </mrow>
    <annotation encoding="StarMath 5.0">m """" = """" 1</annotation>
  </semantics>
</math>
</file>

<file path=Object 18/content.xml><?xml version="1.0" encoding="utf-8"?>
<math xmlns="http://www.w3.org/1998/Math/MathML" display="block">
  <semantics>
    <mrow>
      <msub>
        <mi mathvariant="normal">θ</mi>
        <mn>0</mn>
      </msub>
      <mtext/>
      <mrow>
        <mtext/>
        <mo stretchy="false">=</mo>
        <mtext/>
      </mrow>
      <mtext/>
      <mn>1.57</mn>
      <mtext/>
      <mrow>
        <mtext/>
        <mo stretchy="false">≈</mo>
        <mtext/>
      </mrow>
      <mtext/>
      <mrow>
        <mi mathvariant="normal">π</mi>
        <mo stretchy="false">/</mo>
        <mn>2</mn>
      </mrow>
    </mrow>
    <annotation encoding="StarMath 5.0">%theta_0 """" = """" 1.57 """" approx """" %pi / 2 </annotation>
  </semantics>
</math>
</file>

<file path=Object 19/content.xml><?xml version="1.0" encoding="utf-8"?>
<math xmlns="http://www.w3.org/1998/Math/MathML" display="block">
  <semantics>
    <mrow>
      <msub>
        <mi mathvariant="normal">ω</mi>
        <mn>0</mn>
      </msub>
      <mtext/>
      <mrow>
        <mtext/>
        <mo stretchy="false">=</mo>
        <mtext/>
      </mrow>
      <mrow>
        <mtext/>
        <mo stretchy="false">−</mo>
        <mn>0.5</mn>
      </mrow>
    </mrow>
    <annotation encoding="StarMath 5.0">%omega_0 """" = """" -0.5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20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0</mn>
    </mrow>
    <annotation encoding="StarMath 5.0">a """" = """" 0</annotation>
  </semantics>
</math>
</file>

<file path=Object 21/content.xml><?xml version="1.0" encoding="utf-8"?>
<math xmlns="http://www.w3.org/1998/Math/MathML" display="block">
  <semantics>
    <mrow>
      <mi>l</mi>
      <mtext/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row>
        <mtext/>
        <mo stretchy="false">−</mo>
        <mi>g</mi>
      </mrow>
      <mtext/>
      <mi>sin</mi>
      <mi mathvariant="normal">θ</mi>
    </mrow>
    <annotation encoding="StarMath 5.0">l "" {d^2 %theta} over {dt^2} """" = """" -g "" sin %theta</annotation>
  </semantics>
</math>
</file>

<file path=Object 22/content.xml><?xml version="1.0" encoding="utf-8"?>
<math xmlns="http://www.w3.org/1998/Math/MathML" display="block">
  <semantics>
    <mrow>
      <mi>l</mi>
      <mtext/>
      <mrow>
        <mtext/>
        <mo stretchy="false">=</mo>
        <mtext/>
      </mrow>
      <mtext/>
      <mfrac>
        <mi>g</mi>
        <msup>
          <mi>A</mi>
          <mn>2</mn>
        </msup>
      </mfrac>
      <mtext/>
      <mrow>
        <mtext/>
        <mo stretchy="false">=</mo>
        <mtext/>
      </mrow>
      <mtext/>
      <mi>g</mi>
    </mrow>
    <annotation encoding="StarMath 5.0">l """" = """" {g} over {A^2} """" = """" g</annotation>
  </semantics>
</math>
</file>

<file path=Object 3/content.xml><?xml version="1.0" encoding="utf-8"?>
<math xmlns="http://www.w3.org/1998/Math/MathML" display="block">
  <semantics>
    <mrow>
      <mi mathvariant="normal">θ</mi>
      <mrow>
        <mo fence="true" stretchy="false">(</mo>
        <mrow>
          <mi>t</mi>
        </mrow>
        <mo fence="true" stretchy="false">)</mo>
      </mrow>
    </mrow>
    <annotation encoding="StarMath 5.0">%theta(t)</annotation>
  </semantics>
</math>
</file>

<file path=Object 4/content.xml><?xml version="1.0" encoding="utf-8"?>
<math xmlns="http://www.w3.org/1998/Math/MathML" display="block">
  <semantics>
    <mrow>
      <mi>A</mi>
      <mi>,</mi>
      <mtext/>
      <mi>a</mi>
      <mi>,</mi>
      <mtext/>
      <mi>f</mi>
      <mi>,</mi>
      <mtext/>
      <mi>w</mi>
    </mrow>
    <annotation encoding="StarMath 5.0">A, "" a, "" f, "" w</annotation>
  </semantics>
</math>
</file>

<file path=Object 5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1</mn>
    </mrow>
    <annotation encoding="StarMath 5.0">A """" = """" 1</annotation>
  </semantics>
</math>
</file>

<file path=Object 6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0.5</mn>
    </mrow>
    <annotation encoding="StarMath 5.0">a """" = """" 0.5</annotation>
  </semantics>
</math>
</file>

<file path=Object 7/content.xml><?xml version="1.0" encoding="utf-8"?>
<math xmlns="http://www.w3.org/1998/Math/MathML" display="block">
  <semantics>
    <mrow>
      <mi>f</mi>
      <mtext/>
      <mrow>
        <mtext/>
        <mo stretchy="false">=</mo>
        <mtext/>
      </mrow>
      <mtext/>
      <mn>1.15</mn>
    </mrow>
    <annotation encoding="StarMath 5.0">f """" = """" 1.15</annotation>
  </semantics>
</math>
</file>

<file path=Object 8/content.xml><?xml version="1.0" encoding="utf-8"?>
<math xmlns="http://www.w3.org/1998/Math/MathML" display="block">
  <semantics>
    <mrow>
      <mi>w</mi>
      <mtext/>
      <mrow>
        <mtext/>
        <mo stretchy="false">=</mo>
        <mtext/>
      </mrow>
      <mtext/>
      <mn>0.6</mn>
    </mrow>
    <annotation encoding="StarMath 5.0">w """" = """" 0.6</annotation>
  </semantics>
</math>
</file>

<file path=Object 9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text/>
      <mi mathvariant="normal">α</mi>
    </mrow>
    <annotation encoding="StarMath 5.0">{{d^2 %theta} over {dt^2}} """" = """" %alpha</annotation>
  </semantics>
</math>
</file>